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6.591cm" fo:margin-left="0.116cm" table:align="left"/>
    </style:style>
    <style:style style:name="Tabla1.A" style:family="table-column">
      <style:table-column-properties style:column-width="19.394cm"/>
    </style:style>
    <style:style style:name="Tabla1.B" style:family="table-column">
      <style:table-column-properties style:column-width="7.19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50467" officeooo:paragraph-rsid="00150467"/>
    </style:style>
    <style:style style:name="P2" style:family="paragraph" style:parent-style-name="Preformatted_20_Text">
      <style:text-properties style:font-name="Liberation Mono" fo:font-size="10pt" officeooo:rsid="00150467" officeooo:paragraph-rsid="00150467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849fe" officeooo:paragraph-rsid="001849fe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9ca22" officeooo:paragraph-rsid="0019ca22" style:font-name-asian="Nimbus Mono L" style:font-size-asian="10pt" style:font-name-complex="Liberation Mono" style:font-size-complex="10pt"/>
    </style:style>
    <style:style style:name="P7" style:family="paragraph" style:parent-style-name="Table_20_Contents" style:list-style-name="L1">
      <style:text-properties officeooo:paragraph-rsid="001849fe"/>
    </style:style>
    <style:style style:name="P8" style:family="paragraph" style:parent-style-name="Preformatted_20_Text">
      <style:text-properties officeooo:rsid="00150467" officeooo:paragraph-rsid="00150467"/>
    </style:style>
    <style:style style:name="P9" style:family="paragraph" style:parent-style-name="Preformatted_20_Text">
      <style:text-properties officeooo:rsid="00150467" officeooo:paragraph-rsid="001849fe"/>
    </style:style>
    <style:style style:name="P10" style:family="paragraph" style:parent-style-name="Preformatted_20_Text">
      <style:text-properties style:font-name="Liberation Mono" fo:font-size="10pt" officeooo:rsid="00150467" officeooo:paragraph-rsid="00150467" style:font-name-asian="Nimbus Mono L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150467" officeooo:paragraph-rsid="001849fe" style:font-name-asian="Nimbus Mono L" style:font-size-asian="10pt" style:font-name-complex="Liberation Mono" style:font-size-complex="10pt"/>
    </style:style>
    <style:style style:name="T1" style:family="text">
      <style:text-properties style:font-name="Liberation Mono" fo:font-size="10pt" officeooo:rsid="001849fe" style:font-name-asian="Nimbus Mono L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reformatted_20_Text">*************************************</text:p>
      <text:p text:style-name="Preformatted_20_Text">Administración de sistemas avanzada </text:p>
      <text:p text:style-name="Preformatted_20_Text">Trabajo práctico grupal </text:p>
      <text:p text:style-name="Preformatted_20_Text">Entrega obligatoria para cursado</text:p>
      <text:p text:style-name="Preformatted_20_Text">*************************************</text:p>
      <text:p text:style-name="Preformatted_20_Text"/>
      <text:p text:style-name="Preformatted_20_Text">Condiciones: </text:p>
      <text:p text:style-name="Preformatted_20_Text">------------</text:p>
      <text:p text:style-name="Preformatted_20_Text">El siguiente trabajo pueden entregarse hasta el 31/10. </text:p>
      <text:p text:style-name="Preformatted_20_Text">Deberá realizarse en grupos de no mas de cuatro personas y no menos de dos. </text:p>
      <text:p text:style-name="Preformatted_20_Text"/>
      <text:p text:style-name="Preformatted_20_Text">Descripción:</text:p>
      <text:p text:style-name="Preformatted_20_Text">------------ </text:p>
      <text:p text:style-name="Preformatted_20_Text">Elija un script de al menos 100 líneas contenido en el paquete mdadm ó en el</text:p>
      <text:p text:style-name="Preformatted_20_Text">paquete lvm2. Analice el script y responda las preguntas. </text:p>
      <text:p text:style-name="Preformatted_20_Text"/>
      <text:p text:style-name="Preformatted_20_Text">La siguiente línea puede ser de _ayuda_ para encontrar los scripts. Para el</text:p>
      <text:p text:style-name="Preformatted_20_Text">caso de lvm2 reemplace donde corresponda: </text:p>
      <text:p text:style-name="Preformatted_20_Text"/>
      <text:p text:style-name="Preformatted_20_Text">for i in `dpkg -L mdadm`;do file $i ;done |egrep 'shell|text' |grep -v doc |cut -f1 -d: |xargs wc -l |sort -n</text:p>
      <text:p text:style-name="Preformatted_20_Text"/>
      <text:p text:style-name="Preformatted_20_Text">Cuestionario:</text:p>
      <text:p text:style-name="Preformatted_20_Text">=============</text:p>
      <text:p text:style-name="Preformatted_20_Text">¿Cuál es la funcionalidad del script?</text:p>
      <text:p text:style-name="Preformatted_20_Text">¿Quién es el/la/l@s usuarios destinatarios del script?</text:p>
      <text:p text:style-name="Preformatted_20_Text">¿Qué shell se utiliza para el script?</text:p>
      <text:p text:style-name="Preformatted_20_Text">¿Existe algún tipo de modularización? (funciones o llamadas a otros scripts) </text:p>
      <text:p text:style-name="Preformatted_20_Text">¿Cuál es la licencia?</text:p>
      <text:p text:style-name="Preformatted_20_Text">¿Quién es el/la/l@s autor/a/es/s del script?</text:p>
      <text:p text:style-name="Preformatted_20_Text">¿Existe alguna porción del script que le parezca re-utilizable?</text:p>
      <text:p text:style-name="Preformatted_20_Text">¿Qué verificaciones previas a la ejecución de la función principal realiza? </text:p>
      <text:p text:style-name="Preformatted_20_Text"/>
      <text:p text:style-name="Preformatted_20_Text">Evaluación:</text:p>
      <text:p text:style-name="Preformatted_20_Text">===========</text:p>
      <text:p text:style-name="P3">Entrega grupal (documentar las respuestas por escrito), evaluación individual y grupal. <text:s/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ext:soft-page-break/>
        <table:table-row>
          <table:table-cell table:style-name="Tabla1.A1" office:value-type="string">
            <text:p text:style-name="P1">#!/bin/bash</text:p>
            <text:p text:style-name="P1">#</text:p>
            <text:p text:style-name="P1"># Copyright (C) 2004-2009 Red Hat, Inc. All rights reserved.</text:p>
            <text:p text:style-name="P1">#</text:p>
            <text:p text:style-name="P1"># This file is part of the lvm2 package.</text:p>
            <text:p text:style-name="P1">#</text:p>
            <text:p text:style-name="P1"># This copyrighted material is made available to anyone wishing to use,</text:p>
            <text:p text:style-name="P1"># modify, copy, or redistribute it subject to the terms and conditions</text:p>
            <text:p text:style-name="P1"># of the GNU General Public License v.2.</text:p>
            <text:p text:style-name="P1">#</text:p>
            <text:p text:style-name="P1"># You should have received a copy of the GNU General Public License</text:p>
            <text:p text:style-name="P1"># along with this program; if not, write to the Free Software Foundation,</text:p>
            <text:p text:style-name="P1"># Inc., 59 Temple Place, Suite 330, Boston, MA <text:s/>02111-1307 <text:s/>USA</text:p>
            <text:p text:style-name="P1"/>
            <text:p text:style-name="P1">#</text:p>
            <text:p text:style-name="P1"># Edit an lvm.conf file to adjust various properties</text:p>
            <text:p text:style-name="P2">#</text:p>
          </table:table-cell>
          <table:table-cell table:style-name="Tabla1.B1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">function usage</text:p>
            <text:p text:style-name="P1">{</text:p>
            <text:p text:style-name="P1"><text:s text:c="4"/>echo "usage: $0 &lt;command&gt;"</text:p>
            <text:p text:style-name="P1"><text:s text:c="4"/>echo ""</text:p>
            <text:p text:style-name="P1"><text:s text:c="4"/>echo "Commands:"</text:p>
            <text:p text:style-name="P1"><text:s text:c="4"/>echo "Enable clvm: <text:s/>--enable-cluster [--lockinglibdir &lt;dir&gt;] [--lockinglib &lt;lib&gt;]"</text:p>
            <text:p text:style-name="P1"><text:s text:c="4"/>echo "Disable clvm: --disable-cluster"</text:p>
            <text:p text:style-name="P1"><text:s text:c="4"/>echo "Set locking library: --lockinglibdir &lt;dir&gt; [--lockinglib &lt;lib&gt;]"</text:p>
            <text:p text:style-name="P1"><text:s text:c="4"/>echo ""</text:p>
            <text:p text:style-name="P1"><text:s text:c="4"/>echo "Global options:"</text:p>
            <text:p text:style-name="P1"><text:s text:c="4"/>echo "Config file location: --file &lt;configfile&gt;"</text:p>
            <text:p text:style-name="P1"><text:s text:c="4"/>echo ""</text:p>
            <text:p text:style-name="P2">}</text:p>
          </table:table-cell>
          <table:table-cell table:style-name="Tabla1.B2" office:value-type="string">
            <text:list xml:id="list4976491280703777053" text:style-name="L1">
              <text:list-item>
                <text:p text:style-name="P7"><text:span text:style-name="T1">Función de uso, donde nos explica cuales son los parametros que debemos informar.</text:span></text:p>
              </text:list-item>
            </text:list>
          </table:table-cell>
        </table:table-row>
        <table:table-row>
          <table:table-cell table:style-name="Tabla1.A2" office:value-type="string">
            <text:p text:style-name="P1">function parse_args</text:p>
            <text:p text:style-name="P1">{</text:p>
            <text:p text:style-name="P1"><text:s text:c="4"/>while [ -n "$1" ]; do</text:p>
            <text:p text:style-name="P1"><text:s text:c="8"/>case $1 in</text:p>
            <text:p text:style-name="P1"><text:s text:c="12"/>--enable-cluster)</text:p>
            <text:p text:style-name="P1"><text:s text:c="16"/>LOCKING_TYPE=3</text:p>
            <text:p text:style-name="P1"><text:s text:c="16"/>shift</text:p>
            <text:p text:style-name="P1"><text:s text:c="16"/>;;</text:p>
            <text:p text:style-name="P1"><text:s text:c="12"/>--disable-cluster)</text:p>
            <text:p text:style-name="P1"><text:s text:c="16"/>LOCKING_TYPE=1</text:p>
            <text:p text:style-name="P1"><text:soft-page-break/><text:s text:c="16"/>shift</text:p>
            <text:p text:style-name="P1"><text:s text:c="16"/>;;</text:p>
            <text:p text:style-name="P1"><text:s text:c="12"/>--lockinglibdir)</text:p>
            <text:p text:style-name="P1"><text:s text:c="16"/>if [ -n "$2" ]; then</text:p>
            <text:p text:style-name="P1"><text:s text:c="20"/>LOCKINGLIBDIR=$2</text:p>
            <text:p text:style-name="P1"><text:s text:c="20"/>shift 2</text:p>
            <text:p text:style-name="P1"><text:s text:c="16"/>else</text:p>
            <text:p text:style-name="P1"><text:s text:c="20"/>usage</text:p>
            <text:p text:style-name="P1"><text:s text:c="20"/>exit 1</text:p>
            <text:p text:style-name="P1"><text:s text:c="16"/>fi</text:p>
            <text:p text:style-name="P1"><text:s text:c="16"/>;;</text:p>
            <text:p text:style-name="P1"><text:s text:c="12"/>--lockinglib)</text:p>
            <text:p text:style-name="P1"><text:s text:c="16"/>if [ -n "$2" ]; then</text:p>
            <text:p text:style-name="P1"><text:s text:c="20"/>LOCKINGLIB=$2</text:p>
            <text:p text:style-name="P1"><text:s text:c="20"/>shift 2</text:p>
            <text:p text:style-name="P1"><text:s text:c="16"/>else</text:p>
            <text:p text:style-name="P1"><text:s text:c="20"/>usage</text:p>
            <text:p text:style-name="P1"><text:s text:c="20"/>exit 1</text:p>
            <text:p text:style-name="P1"><text:s text:c="16"/>fi</text:p>
            <text:p text:style-name="P1"><text:s text:c="16"/>;;</text:p>
            <text:p text:style-name="P1"><text:s text:c="12"/>--file)</text:p>
            <text:p text:style-name="P1"><text:s text:c="16"/>if [ -n "$2" ]; then</text:p>
            <text:p text:style-name="P1"><text:s text:c="20"/>CONFIGFILE=$2</text:p>
            <text:p text:style-name="P1"><text:s text:c="20"/>shift 2</text:p>
            <text:p text:style-name="P1"><text:s text:c="16"/>else</text:p>
            <text:p text:style-name="P1"><text:s text:c="20"/>usage</text:p>
            <text:p text:style-name="P1"><text:s text:c="20"/>exit 1</text:p>
            <text:p text:style-name="P1"><text:s text:c="16"/>fi</text:p>
            <text:p text:style-name="P1"><text:s text:c="16"/>;;</text:p>
            <text:p text:style-name="P1"><text:s text:c="12"/>*)</text:p>
            <text:p text:style-name="P1"><text:s text:c="16"/>usage</text:p>
            <text:p text:style-name="P1"><text:s text:c="16"/>exit 1</text:p>
            <text:p text:style-name="P1"><text:s text:c="8"/>esac</text:p>
            <text:p text:style-name="P1"><text:s text:c="4"/>done</text:p>
            <text:p text:style-name="P2">}</text:p>
          </table:table-cell>
          <table:table-cell table:style-name="Tabla1.B2" office:value-type="string">
            <text:p text:style-name="P5">Función donde verifica los valos ingresados como parametros e inicializa las variables. En caso de error, llama la función de uso y sale con un error 1.</text:p>
          </table:table-cell>
        </table:table-row>
        <table:table-row>
          <table:table-cell table:style-name="Tabla1.A2" office:value-type="string">
            <text:p text:style-name="P9">function validate_args</text:p>
            <text:p text:style-name="P9">{</text:p>
            <text:p text:style-name="P9"><text:s text:c="4"/>[ -z "$CONFIGFILE" ] &amp;&amp; CONFIGFILE="/etc/lvm/lvm.conf"</text:p>
            <text:p text:style-name="P9"/>
            <text:p text:style-name="P9"><text:s text:c="4"/>if [ ! -f "$CONFIGFILE" ]</text:p>
            <text:p text:style-name="P9"><text:s text:c="12"/>then</text:p>
            <text:p text:style-name="P9"><text:soft-page-break/><text:s text:c="12"/>echo "$CONFIGFILE does not exist"</text:p>
            <text:p text:style-name="P9"><text:s text:c="12"/>exit 10</text:p>
            <text:p text:style-name="P9"><text:s text:c="4"/>fi</text:p>
            <text:p text:style-name="P9"/>
            <text:p text:style-name="P9"><text:s text:c="4"/>if [ -z "$LOCKING_TYPE" ] &amp;&amp; [ -z "$LOCKINGLIBDIR" ]; then</text:p>
            <text:p text:style-name="P9"><text:s text:c="8"/>usage</text:p>
            <text:p text:style-name="P9"><text:s text:c="8"/>exit 1</text:p>
            <text:p text:style-name="P9"><text:s text:c="4"/>fi</text:p>
            <text:p text:style-name="P9"/>
            <text:p text:style-name="P9"><text:s text:c="4"/>if [ -n "$LOCKINGLIBDIR" ]; then</text:p>
            <text:p text:style-name="P9"/>
            <text:p text:style-name="P9"><text:s text:c="8"/>if [ "${LOCKINGLIBDIR:0:1}" != "/" ]</text:p>
            <text:p text:style-name="P9"><text:s text:c="12"/>then</text:p>
            <text:p text:style-name="P9"><text:s text:c="12"/>echo "Prefix must be an absolute path name (starting with a /)"</text:p>
            <text:p text:style-name="P9"><text:s text:c="12"/>exit 12</text:p>
            <text:p text:style-name="P9"><text:s text:c="8"/>fi</text:p>
            <text:p text:style-name="P9"/>
            <text:p text:style-name="P9"><text:s text:c="8"/>if [ -n "$LOCKINGLIB" ] &amp;&amp; [ ! -f "$LOCKINGLIBDIR/$LOCKINGLIB" ]</text:p>
            <text:p text:style-name="P9"><text:s text:c="12"/>then</text:p>
            <text:p text:style-name="P9"><text:s text:c="12"/>echo "$LOCKINGLIBDIR/$LOCKINGLIB does not exist, did you do a \"make install\" ?"</text:p>
            <text:p text:style-name="P9"><text:s text:c="12"/>exit 11</text:p>
            <text:p text:style-name="P9"><text:s text:c="8"/>fi</text:p>
            <text:p text:style-name="P9"/>
            <text:p text:style-name="P9"><text:s text:c="4"/>fi</text:p>
            <text:p text:style-name="P9"/>
            <text:p text:style-name="P9"><text:s text:c="4"/>if [ "$LOCKING_TYPE" = "1" ] &amp;&amp; [ -n "$LOCKINGLIBDIR" -o -n "$LOCKINGLIB" ]; then</text:p>
            <text:p text:style-name="P9"><text:tab/>echo "Superfluous locking lib parameter, ignoring"</text:p>
            <text:p text:style-name="P9"><text:s text:c="4"/>fi</text:p>
            <text:p text:style-name="P11">}</text:p>
          </table:table-cell>
          <table:table-cell table:style-name="Tabla1.B2" office:value-type="string">
            <text:p text:style-name="P6">Función de validación de los argumentos</text:p>
          </table:table-cell>
        </table:table-row>
        <table:table-row>
          <table:table-cell table:style-name="Tabla1.A2" office:value-type="string">
            <text:p text:style-name="P1">umask 0077</text:p>
            <text:p text:style-name="P1">parse_args "$@"</text:p>
            <text:p text:style-name="P1">validate_args</text:p>
            <text:p text:style-name="P1">SCRIPTFILE=/etc/lvm/.lvmconf-script.tmp</text:p>
            <text:p text:style-name="P2">TMPFILE=/etc/lvm/.lvmconf-tmp.tmp</text:p>
          </table:table-cell>
          <table:table-cell table:style-name="Tabla1.B2" office:value-type="string">
            <text:p text:style-name="P6">Llama a las dos funciones anteriores <text:s/>y crea los archivos temporales necesarios.</text:p>
          </table:table-cell>
        </table:table-row>
        <table:table-row>
          <table:table-cell table:style-name="Tabla1.A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><text:soft-page-break/></text:p>
            <text:p text:style-name="P1"/>
            <text:p text:style-name="P1"/>
            <text:p text:style-name="P1"># Flags so we know which parts of the file we can replace and which need</text:p>
            <text:p text:style-name="P1"># adding. These are return codes from grep, so zero means it IS present!</text:p>
            <text:p text:style-name="P1">have_type=1</text:p>
            <text:p text:style-name="P1">have_dir=1</text:p>
            <text:p text:style-name="P1">have_library=1</text:p>
            <text:p text:style-name="P1">have_global=1</text:p>
            <text:p text:style-name="P1"/>
            <text:p text:style-name="P1">grep -q '^[[:blank:]]*locking_type[[:blank:]]*=' $CONFIGFILE</text:p>
            <text:p text:style-name="P1">have_type=$?</text:p>
            <text:p text:style-name="P1"/>
            <text:p text:style-name="P1">grep -q '^[[:blank:]]*library_dir[[:blank:]]*=' $CONFIGFILE</text:p>
            <text:p text:style-name="P1">have_dir=$?</text:p>
            <text:p text:style-name="P1"/>
            <text:p text:style-name="P1">grep -q '^[[:blank:]]*locking_library[[:blank:]]*=' $CONFIGFILE</text:p>
            <text:p text:style-name="P1">have_library=$?</text:p>
            <text:p text:style-name="P1"/>
            <text:p text:style-name="P1"># Those options are in section "global {" so we must have one if any are present.</text:p>
            <text:p text:style-name="P1">if [ "$have_type" = "0" -o "$have_dir" = "0" -o "$have_library" = "0" ]</text:p>
            <text:p text:style-name="P1">then</text:p>
            <text:p text:style-name="P1"/>
            <text:p text:style-name="P1"><text:s text:c="4"/># See if we can find it...</text:p>
            <text:p text:style-name="P1"><text:s text:c="4"/>grep -q '^[[:blank:]]*global[[:blank:]]*{' $CONFIGFILE</text:p>
            <text:p text:style-name="P1"><text:s text:c="4"/>have_global=$?</text:p>
            <text:p text:style-name="P1"/>
            <text:p text:style-name="P1"><text:s text:c="4"/>if [ "$have_global" = "1" ] </text:p>
            <text:p text:style-name="P1"><text:tab/>then</text:p>
            <text:p text:style-name="P1"><text:tab/>echo "global keys but no 'global {' found, can't edit file"</text:p>
            <text:p text:style-name="P1"><text:tab/>exit 13</text:p>
            <text:p text:style-name="P1"><text:s text:c="4"/>fi</text:p>
            <text:p text:style-name="P1">fi</text:p>
            <text:p text:style-name="P1"/>
            <text:p text:style-name="P1">if [ "$LOCKING_TYPE" = "2" ] &amp;&amp; [ -z "$LOCKINGLIBDIR" ] &amp;&amp; [ "$have_dir" = "1" ]; then</text:p>
            <text:p text:style-name="P1"><text:tab/>echo "no library_dir specified in $CONFIGFILE"</text:p>
            <text:p text:style-name="P1"><text:tab/>exit 16</text:p>
            <text:p text:style-name="P1">fi</text:p>
            <text:p text:style-name="P1"/>
            <text:p text:style-name="P1"># So if we don't have "global {" we need to create one and </text:p>
            <text:p text:style-name="P1"># populate it</text:p>
            <text:p text:style-name="P1"><text:soft-page-break/></text:p>
            <text:p text:style-name="P1">if [ "$have_global" = "1" ]</text:p>
            <text:p text:style-name="P1">then</text:p>
            <text:p text:style-name="P1"><text:s text:c="4"/>if [ -z "$LOCKING_TYPE" ]; then</text:p>
            <text:p text:style-name="P1"><text:tab/>LOCKING_TYPE=1</text:p>
            <text:p text:style-name="P1"><text:s text:c="4"/>fi</text:p>
            <text:p text:style-name="P1"><text:s text:c="4"/>if [ "$LOCKING_TYPE" = "3" ] || [ "$LOCKING_TYPE" = "2" ]; then</text:p>
            <text:p text:style-name="P1"><text:s text:c="8"/>cat $CONFIGFILE - &lt;&lt;EOF &gt; $TMPFILE</text:p>
            <text:p text:style-name="P1">global {</text:p>
            <text:p text:style-name="P1"><text:s text:c="4"/># Enable locking for cluster LVM</text:p>
            <text:p text:style-name="P1"><text:s text:c="4"/>locking_type = $LOCKING_TYPE</text:p>
            <text:p text:style-name="P1"><text:s text:c="4"/>library_dir = "$LOCKINGLIBDIR"</text:p>
            <text:p text:style-name="P1">EOF</text:p>
            <text:p text:style-name="P1"><text:s text:c="8"/>if [ $? != 0 ]</text:p>
            <text:p text:style-name="P1"><text:s text:c="8"/>then</text:p>
            <text:p text:style-name="P1"><text:s text:c="4"/><text:tab/> <text:s text:c="3"/>echo "failed to create temporary config file, $CONFIGFILE not updated"</text:p>
            <text:p text:style-name="P1"><text:tab/> <text:s text:c="3"/>exit 14</text:p>
            <text:p text:style-name="P1"><text:s text:c="8"/>fi</text:p>
            <text:p text:style-name="P1"><text:tab/>if [ -n "$LOCKINGLIB" ]; then</text:p>
            <text:p text:style-name="P1"><text:tab/> <text:s text:c="3"/>cat - &lt;&lt;EOF &gt;&gt; $TMPFILE</text:p>
            <text:p text:style-name="P1"><text:s text:c="4"/>locking_library = "$LOCKINGLIB"</text:p>
            <text:p text:style-name="P1">EOF</text:p>
            <text:p text:style-name="P1"><text:s text:c="12"/>if [ $? != 0 ]</text:p>
            <text:p text:style-name="P1"><text:s text:c="12"/>then</text:p>
            <text:p text:style-name="P1"><text:tab/> <text:s text:c="7"/>echo "failed to create temporary config file, $CONFIGFILE not updated"</text:p>
            <text:p text:style-name="P1"><text:tab/> <text:s text:c="7"/>exit 16</text:p>
            <text:p text:style-name="P1"><text:s text:c="12"/>fi</text:p>
            <text:p text:style-name="P1"><text:tab/>fi</text:p>
            <text:p text:style-name="P1"><text:tab/>cat - &lt;&lt;EOF &gt;&gt; $TMPFILE</text:p>
            <text:p text:style-name="P1">}</text:p>
            <text:p text:style-name="P1">EOF</text:p>
            <text:p text:style-name="P1"><text:s text:c="4"/>fi # if we aren't setting cluster locking, we don't need to create a global section</text:p>
            <text:p text:style-name="P1"/>
            <text:p text:style-name="P1"><text:s text:c="4"/>if [ $? != 0 ]</text:p>
            <text:p text:style-name="P1"><text:s text:c="4"/>then</text:p>
            <text:p text:style-name="P1"><text:tab/>echo "failed to create temporary config file, $CONFIGFILE not updated"</text:p>
            <text:p text:style-name="P1"><text:tab/>exit 17</text:p>
            <text:p text:style-name="P1"><text:s text:c="4"/>fi</text:p>
            <text:p text:style-name="P1">else</text:p>
            <text:p text:style-name="P1"><text:s text:c="4"/>#</text:p>
            <text:p text:style-name="P1"><text:s text:c="4"/># We have a "global {" section, so add or replace the</text:p>
            <text:p text:style-name="P1"><text:soft-page-break/><text:s text:c="4"/># locking entries as appropriate</text:p>
            <text:p text:style-name="P1"><text:s text:c="4"/>#</text:p>
            <text:p text:style-name="P1"/>
            <text:p text:style-name="P1"><text:s text:c="4"/>if [ -n "$LOCKING_TYPE" ]; then</text:p>
            <text:p text:style-name="P1"><text:tab/>if [ "$have_type" = "0" ] </text:p>
            <text:p text:style-name="P1"><text:tab/>then</text:p>
            <text:p text:style-name="P1"><text:tab/> <text:s text:c="3"/>SEDCMD=" s/^[[:blank:]]*locking_type[[:blank:]]*=.*/\ \ \ \ locking_type = $LOCKING_TYPE/g"</text:p>
            <text:p text:style-name="P1"><text:tab/>else</text:p>
            <text:p text:style-name="P1"><text:tab/> <text:s text:c="3"/>SEDCMD=" /global[[:blank:]]*{/a\ \ \ \ locking_type = $LOCKING_TYPE"</text:p>
            <text:p text:style-name="P1"><text:tab/>fi</text:p>
            <text:p text:style-name="P1"><text:s text:c="4"/>fi</text:p>
            <text:p text:style-name="P1"/>
            <text:p text:style-name="P1"><text:s text:c="4"/>if [ -n "$LOCKINGLIBDIR" ]; then</text:p>
            <text:p text:style-name="P1"><text:s text:c="8"/>if [ "$have_dir" = "0" ] </text:p>
            <text:p text:style-name="P1"><text:s text:c="12"/>then</text:p>
            <text:p text:style-name="P1"><text:s text:c="12"/>SEDCMD="${SEDCMD}\ns'^[[:blank:]]*library_dir[[:blank:]]*=.*'\ \ \ \ library_dir = \"$LOCKINGLIBDIR\"'g"</text:p>
            <text:p text:style-name="P1"><text:s text:c="8"/>else</text:p>
            <text:p text:style-name="P1"><text:s text:c="12"/>SEDCMD="${SEDCMD}\n/global[[:blank:]]*{/a\ \ \ \ library_dir = \"$LOCKINGLIBDIR\""</text:p>
            <text:p text:style-name="P1"><text:s text:c="8"/>fi</text:p>
            <text:p text:style-name="P1"><text:s text:c="4"/>fi</text:p>
            <text:p text:style-name="P1"/>
            <text:p text:style-name="P1"><text:s text:c="4"/>if [ -n "$LOCKINGLIB" ]; then</text:p>
            <text:p text:style-name="P1"><text:s text:c="8"/>if [ "$have_library" = "0" ]</text:p>
            <text:p text:style-name="P1"><text:s text:c="12"/>then</text:p>
            <text:p text:style-name="P1"><text:s text:c="12"/>SEDCMD="${SEDCMD}\ns/^[[:blank:]]*locking_library[[:blank:]]*=.*/\ \ \ \ locking_library = \"$LOCKINGLIB\"/g"</text:p>
            <text:p text:style-name="P1"><text:s text:c="8"/>else</text:p>
            <text:p text:style-name="P1"><text:s text:c="12"/>SEDCMD="${SEDCMD}\n/global[[:blank:]]*{/a\ \ \ \ locking_library = \"$LOCKINGLIB\""</text:p>
            <text:p text:style-name="P1"><text:s text:c="8"/>fi</text:p>
            <text:p text:style-name="P1"><text:s text:c="4"/>fi</text:p>
            <text:p text:style-name="P1"/>
            <text:p text:style-name="P1"><text:s text:c="4"/>echo -e $SEDCMD &gt; $SCRIPTFILE</text:p>
            <text:p text:style-name="P1"><text:s text:c="4"/>sed <text:s/>&lt;$CONFIGFILE &gt;$TMPFILE -f $SCRIPTFILE</text:p>
            <text:p text:style-name="P1"><text:s text:c="4"/>if [ $? != 0 ]</text:p>
            <text:p text:style-name="P1"><text:s text:c="4"/>then</text:p>
            <text:p text:style-name="P1"><text:tab/>echo "sed failed, $CONFIGFILE not updated"</text:p>
            <text:p text:style-name="P1"><text:tab/>exit 15</text:p>
            <text:p text:style-name="P1"><text:soft-page-break/><text:s text:c="4"/>fi</text:p>
            <text:p text:style-name="P1">fi</text:p>
            <text:p text:style-name="P1"/>
            <text:p text:style-name="P1"># Now we have a suitably editted config file in a temp place,</text:p>
            <text:p text:style-name="P1"># backup the original and copy our new one into place.</text:p>
            <text:p text:style-name="P1"/>
            <text:p text:style-name="P1">cp $CONFIGFILE $CONFIGFILE.lvmconfold</text:p>
            <text:p text:style-name="P1">if [ $? != 0 ]</text:p>
            <text:p text:style-name="P1"><text:s text:c="4"/>then</text:p>
            <text:p text:style-name="P1"><text:s text:c="4"/>echo "failed to backup old config file, $CONFIGFILE not updated"</text:p>
            <text:p text:style-name="P1"><text:s text:c="4"/>exit 2</text:p>
            <text:p text:style-name="P1">fi</text:p>
            <text:p text:style-name="P1"/>
            <text:p text:style-name="P1">cp $TMPFILE $CONFIGFILE</text:p>
            <text:p text:style-name="P1">if [ $? != 0 ]</text:p>
            <text:p text:style-name="P1"><text:s text:c="4"/>then</text:p>
            <text:p text:style-name="P1"><text:s text:c="4"/>echo "failed to copy new config file into place, check $CONFIGFILE is still OK"</text:p>
            <text:p text:style-name="P1"><text:s text:c="4"/>exit 3</text:p>
            <text:p text:style-name="P1">fi</text:p>
            <text:p text:style-name="P1"/>
            <text:p text:style-name="P2">rm -f $SCRIPTFILE $TMPFILE</text:p>
          </table:table-cell>
          <table:table-cell table:style-name="Tabla1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6T10:18:17.414802546</dc:date>
    <meta:editing-duration>PT13M46S</meta:editing-duration>
    <meta:editing-cycles>6</meta:editing-cycles>
    <meta:generator>LibreOffice/5.1.4.2$Linux_X86_64 LibreOffice_project/10m0$Build-2</meta:generator>
    <meta:document-statistic meta:table-count="1" meta:image-count="0" meta:object-count="0" meta:page-count="8" meta:paragraph-count="258" meta:word-count="1126" meta:character-count="8036" meta:non-whitespace-character-count="5871"/>
  </office:meta>
</office:document-meta>
</file>